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79C67675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 style:list-style-name="L2">
      <style:paragraph-properties fo:text-align="center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.199cm" fo:margin-bottom="0cm"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 style:parent-style-name="Horizontal_20_Line">
      <style:text-properties fo:color="#800000"/>
    </style:style>
    <style:style style:name="P14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1"/>
      <text:p text:style-name="P3">PASE POR COMISIONES</text:p>
      <text:section text:style-name="Sect1" text:name="COMISION">
        <text:list xml:id="list14368192131" text:style-name="L1">
          <text:list-item>
            <text:p text:style-name="P12">[NOMBRE]</text:p>
          </text:list-item>
        </text:list>
        <text:list xml:id="list1615621361" text:style-name="L2">
          <text:list-item>
            <text:list>
              <text:list-item>
                <text:p text:style-name="P10"><text:span text:style-name="T2">Entrada: [ENTRADA]<text:tab/><text:tab/>Salida: [SALIDA]</text:span></text:p>
              </text:list-item>
            </text:list>
          </text:list-item>
        </text:list>
        <text:section text:style-name="Sect1" text:name="DICTAMEN">
          <text:list xml:id="list1187269993" text:continue-numbering="true" text:style-name="L2">
            <text:list-item>
              <text:p text:style-name="P11"><text:span text:style-name="T2">[TIPO]</text:span><text:span text:style-name="T3">: [DICTAMEN] - [FECHA]</text:span></text:p>
            </text:list-item>
          </text:list>
        </text:section>
      </text:section>
      <text:p text:style-name="P3"/>
      <text:p text:style-name="P3">TRATAMIENTO EN SE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15.438cm" svg:y="-0.413cm" svg:width="1.466cm" svg:height="1.9cm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02T18:23:42</dc:date>
    <meta:editing-duration>P1DT3H11M39S</meta:editing-duration>
    <meta:editing-cycles>48</meta:editing-cycles>
    <meta:generator>LibreOffice/3.5$Linux_x86 LibreOffice_project/350m1$Build-2</meta:generator>
    <dc:creator>olvap </dc:creator>
    <meta:document-statistic meta:table-count="0" meta:image-count="1" meta:object-count="0" meta:page-count="1" meta:paragraph-count="18" meta:word-count="56" meta:character-count="367" meta:non-whitespace-character-count="339"/>
  </office:meta>
</office:document-meta>
</file>